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df98b" officeooo:paragraph-rsid="001df98b" style:font-size-asian="17.5pt" style:font-weight-asian="bold" style:font-size-complex="20pt" style:font-weight-complex="bold"/>
    </style:style>
    <style:style style:name="P2" style:family="paragraph" style:parent-style-name="Standard">
      <style:text-properties officeooo:rsid="001df98b" officeooo:paragraph-rsid="001df98b"/>
    </style:style>
    <style:style style:name="P3" style:family="paragraph" style:parent-style-name="Standard">
      <style:text-properties officeooo:paragraph-rsid="001df98b"/>
    </style:style>
    <style:style style:name="P4" style:family="paragraph" style:parent-style-name="Standard" style:list-style-name="L3">
      <style:text-properties officeooo:rsid="001e7c85" officeooo:paragraph-rsid="001e7c85"/>
    </style:style>
    <style:style style:name="P5" style:family="paragraph" style:parent-style-name="Standard">
      <style:text-properties officeooo:rsid="001e7c85" officeooo:paragraph-rsid="001e7c85"/>
    </style:style>
    <style:style style:name="P6" style:family="paragraph" style:parent-style-name="Standard" style:list-style-name="L4">
      <style:text-properties officeooo:rsid="001e7c85" officeooo:paragraph-rsid="001e7c85"/>
    </style:style>
    <style:style style:name="P7" style:family="paragraph" style:parent-style-name="Standard" style:list-style-name="L5">
      <style:text-properties officeooo:rsid="001e7c85" officeooo:paragraph-rsid="001e7c85"/>
    </style:style>
    <style:style style:name="P8" style:family="paragraph" style:parent-style-name="Standard" style:list-style-name="L6">
      <style:text-properties officeooo:rsid="001e7c85" officeooo:paragraph-rsid="001e7c85"/>
    </style:style>
    <style:style style:name="P9" style:family="paragraph" style:parent-style-name="Standard">
      <style:text-properties officeooo:rsid="001f9619" officeooo:paragraph-rsid="001f9619"/>
    </style:style>
    <style:style style:name="P10" style:family="paragraph" style:parent-style-name="Standard" style:list-style-name="L7">
      <style:text-properties officeooo:rsid="001f9619" officeooo:paragraph-rsid="001f9619"/>
    </style:style>
    <style:style style:name="P11" style:family="paragraph" style:parent-style-name="Standard" style:list-style-name="L8">
      <style:text-properties officeooo:rsid="001f9619" officeooo:paragraph-rsid="001f9619"/>
    </style:style>
    <style:style style:name="P12" style:family="paragraph" style:parent-style-name="Standard" style:list-style-name="L9">
      <style:text-properties officeooo:rsid="001f9619" officeooo:paragraph-rsid="001f9619"/>
    </style:style>
    <style:style style:name="P13" style:family="paragraph" style:parent-style-name="Standard" style:list-style-name="L10">
      <style:text-properties officeooo:rsid="001f9619" officeooo:paragraph-rsid="001f9619"/>
    </style:style>
    <style:style style:name="P14" style:family="paragraph" style:parent-style-name="Standard" style:list-style-name="L11">
      <style:text-properties officeooo:rsid="001f9619" officeooo:paragraph-rsid="001f9619"/>
    </style:style>
    <style:style style:name="P15" style:family="paragraph" style:parent-style-name="Standard" style:list-style-name="L12">
      <style:text-properties officeooo:rsid="00202d46" officeooo:paragraph-rsid="00202d46"/>
    </style:style>
    <style:style style:name="P16" style:family="paragraph" style:parent-style-name="Standard">
      <style:text-properties officeooo:rsid="00202d46" officeooo:paragraph-rsid="00202d46"/>
    </style:style>
    <style:style style:name="P17" style:family="paragraph" style:parent-style-name="Standard" style:list-style-name="L13">
      <style:text-properties officeooo:rsid="00202d46" officeooo:paragraph-rsid="00202d46"/>
    </style:style>
    <style:style style:name="P18" style:family="paragraph" style:parent-style-name="Standard">
      <style:text-properties officeooo:rsid="00202d46" officeooo:paragraph-rsid="00203f5b"/>
    </style:style>
    <style:style style:name="P19" style:family="paragraph" style:parent-style-name="Standard" style:list-style-name="L14">
      <style:text-properties officeooo:rsid="00203f5b" officeooo:paragraph-rsid="00203f5b"/>
    </style:style>
    <style:style style:name="P20" style:family="paragraph" style:parent-style-name="Standard">
      <style:text-properties officeooo:rsid="00203f5b" officeooo:paragraph-rsid="00203f5b"/>
    </style:style>
    <style:style style:name="P21" style:family="paragraph" style:parent-style-name="Standard" style:list-style-name="L15">
      <style:text-properties officeooo:rsid="00203f5b" officeooo:paragraph-rsid="00203f5b"/>
    </style:style>
    <style:style style:name="P22" style:family="paragraph" style:parent-style-name="Standard" style:list-style-name="L15">
      <style:text-properties officeooo:rsid="002198da" officeooo:paragraph-rsid="002198da"/>
    </style:style>
    <style:style style:name="P23" style:family="paragraph" style:parent-style-name="Standard">
      <style:text-properties officeooo:rsid="002198da" officeooo:paragraph-rsid="002198da"/>
    </style:style>
    <style:style style:name="P24" style:family="paragraph" style:parent-style-name="Standard" style:list-style-name="L16">
      <style:text-properties officeooo:rsid="002198da" officeooo:paragraph-rsid="002198da"/>
    </style:style>
    <style:style style:name="P25" style:family="paragraph" style:parent-style-name="Standard" style:list-style-name="L17">
      <style:text-properties officeooo:rsid="002198da" officeooo:paragraph-rsid="002198da"/>
    </style:style>
    <style:style style:name="P26" style:family="paragraph" style:parent-style-name="Standard" style:list-style-name="L18">
      <style:text-properties officeooo:rsid="002198da" officeooo:paragraph-rsid="002198da"/>
    </style:style>
    <style:style style:name="P27" style:family="paragraph" style:parent-style-name="Standard" style:list-style-name="L20">
      <style:text-properties officeooo:rsid="002198da" officeooo:paragraph-rsid="002198da"/>
    </style:style>
    <style:style style:name="T1" style:family="text">
      <style:text-properties officeooo:rsid="001df98b"/>
    </style:style>
    <style:style style:name="T2" style:family="text">
      <style:text-properties officeooo:rsid="00202d46"/>
    </style:style>
    <style:style style:name="T3" style:family="text">
      <style:text-properties officeooo:rsid="00203f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Produktfunktionen</text:p>
      <text:p text:style-name="P2">3.1 Systemsteuerung</text:p>
      <text:p text:style-name="P2">Der Raspberry Pi muss ohne Tastatureingabe gesteuert werden können.</text:p>
      <text:p text:style-name="P2"/>
      <text:p text:style-name="P3"><text:span text:style-name="T1">/LF10/ Die Software zur Steuerung muss immer laufen, bis sie vom Benutzer beendet wird. Dies umfasst:</text:span></text:p>
      <text:list xml:id="list6221839462962756477" text:style-name="L3">
        <text:list-item>
          <text:p text:style-name="P4">Systemstart</text:p>
        </text:list-item>
        <text:list-item>
          <text:p text:style-name="P4">Neustart bei Programmabsturz</text:p>
        </text:list-item>
      </text:list>
      <text:p text:style-name="P5"/>
      <text:p text:style-name="P5">/LF20/ Die Software kann über Fernsteuerung beendet werden</text:p>
      <text:list xml:id="list442232599605101177" text:style-name="L4">
        <text:list-item>
          <text:p text:style-name="P6">Beenden über Android App</text:p>
        </text:list-item>
      </text:list>
      <text:p text:style-name="P5"/>
      <text:p text:style-name="P5">/LF30/ Die Software kann über Fernsteuerung neu gestartet werden</text:p>
      <text:list xml:id="list1865727996306778181" text:style-name="L5">
        <text:list-item>
          <text:p text:style-name="P7">Neustart über Android App</text:p>
        </text:list-item>
      </text:list>
      <text:p text:style-name="P5"/>
      <text:p text:style-name="P5">/LF40/ Das System kann über Fernsteuerung heruntergefahren werden</text:p>
      <text:list xml:id="list6917719840348112921" text:style-name="L6">
        <text:list-item>
          <text:p text:style-name="P8">Herunterfahren über Android App</text:p>
        </text:list-item>
      </text:list>
      <text:p text:style-name="P5"/>
      <text:p text:style-name="P5">3.2 Sensitive Elemente</text:p>
      <text:p text:style-name="P9">Das Verhalten der Software soll größtenteils durch Sensoren wie:</text:p>
      <text:list xml:id="list6561360108104384077" text:style-name="L7">
        <text:list-item>
          <text:p text:style-name="P10">Taster</text:p>
        </text:list-item>
        <text:list-item>
          <text:p text:style-name="P10">Annäherungssensor</text:p>
        </text:list-item>
        <text:list-item>
          <text:p text:style-name="P10">Lichtsensor</text:p>
        </text:list-item>
      </text:list>
      <text:p text:style-name="P9">bestimmt werden.</text:p>
      <text:p text:style-name="P9">Die Software soll mit Ausgaben reagieren.</text:p>
      <text:p text:style-name="P9">Ausgaben sind möglich über:</text:p>
      <text:list xml:id="list3103640080788626041" text:style-name="L8">
        <text:list-item>
          <text:p text:style-name="P11">Licht</text:p>
        </text:list-item>
        <text:list-item>
          <text:p text:style-name="P11">Ton</text:p>
        </text:list-item>
      </text:list>
      <text:p text:style-name="P9"/>
      <text:p text:style-name="P9">/LF50/ Taster auf der rechten Hand</text:p>
      <text:list xml:id="list4032757472086734633" text:style-name="L9">
        <text:list-item>
          <text:p text:style-name="P12">Der Taster auf der rechten Hand löst den Fotomechanismus aus, zuerst wird der spezifische Sound abgespielt und dann mit der Raspberry Pi Kamera ein Foto geschossen.</text:p>
          <text:p text:style-name="P12">Dieses Foto wird in „/Fotos“ abgelegt</text:p>
        </text:list-item>
      </text:list>
      <text:p text:style-name="P9"/>
      <text:p text:style-name="P9">/LF60/ Lichtsensor – Hell</text:p>
      <text:list xml:id="list1820703432433989937" text:style-name="L10">
        <text:list-item>
          <text:p text:style-name="P13">Ändert sich die Helligkeit im Raum von Dunkel auf Hell, so wird der dazugehörige Sound abgespielt</text:p>
          <text:p text:style-name="P13">Die Farbe der Augen wird weiß</text:p>
        </text:list-item>
      </text:list>
      <text:p text:style-name="P9"/>
      <text:p text:style-name="P9">/LF70/ Lichtsensor – Dunkel</text:p>
      <text:list xml:id="list107873861938921602" text:style-name="L11">
        <text:list-item>
          <text:p text:style-name="P14">Ändert sich die Helligkeit im Raum von Hell nach Dunkel, so wird der dazugehörige Sound abgespielt</text:p>
        </text:list-item>
        <text:list-item>
          <text:p text:style-name="P14">Die Farbe der Augen wird grün</text:p>
        </text:list-item>
      </text:list>
      <text:p text:style-name="P9"/>
      <text:p text:style-name="P9">/<text:span text:style-name="T2">LF80/ Taster am Bauch wird gedrückt</text:span></text:p>
      <text:list xml:id="list4375055683472071574" text:style-name="L12">
        <text:list-item>
          <text:p text:style-name="P15">Die Farbe der Augen wird für die Dauer des abgespielten Sounds rot.</text:p>
        </text:list-item>
        <text:list-item>
          <text:p text:style-name="P15">Spezifische Sounds werden abgespielt</text:p>
        </text:list-item>
      </text:list>
      <text:p text:style-name="P16"/>
      <text:p text:style-name="P18">/LF90/ Taster auf der rechten Hand wird gedrückt</text:p>
      <text:list xml:id="list9194834633739485539" text:style-name="L13">
        <text:list-item>
          <text:p text:style-name="P17">Farbe der Augen ändert sich für die Dauer der Aktion auf gelb</text:p>
        </text:list-item>
        <text:list-item>
          <text:p text:style-name="P17"><text:soft-page-break/>„Donnerblitz“ Sound wird abgespielt</text:p>
        </text:list-item>
      </text:list>
      <text:p text:style-name="P16"/>
      <text:p text:style-name="P18">/<text:span text:style-name="T3">LF100/ Taster am Ohr</text:span> wird gedrückt</text:p>
      <text:list xml:id="list7861261086358844331" text:style-name="L14">
        <text:list-item>
          <text:p text:style-name="P19">Farbe der Augen ändert sich für die Dauer der Aktion auf blau</text:p>
        </text:list-item>
        <text:list-item>
          <text:p text:style-name="P19">Spezifischer Ton wird abgespielt</text:p>
        </text:list-item>
      </text:list>
      <text:p text:style-name="P20"/>
      <text:p text:style-name="P20">/LF110/ Annäherung</text:p>
      <text:list xml:id="list992545346953280389" text:style-name="L15">
        <text:list-item>
          <text:p text:style-name="P21">Farbe der Augen ändert sich für die Dauer der Aktion auf türkis</text:p>
        </text:list-item>
        <text:list-item>
          <text:p text:style-name="P22">Spezifische Geräusche werden abgespielt</text:p>
        </text:list-item>
      </text:list>
      <text:p text:style-name="P23"/>
      <text:p text:style-name="P23">3.2 Datenübertragung</text:p>
      <text:p text:style-name="P23">Fotos, welche über die Kamera aufgenommen werden, sollen über das Netzwerk auf andere Geräte übertragen werden.</text:p>
      <text:p text:style-name="P23"/>
      <text:p text:style-name="P23">/LF120/ Übertragung via Samba</text:p>
      <text:list xml:id="list4602034394646376651" text:style-name="L16">
        <text:list-item>
          <text:p text:style-name="P24">Am Raspberry Pi läuft ein Samba-Server, der den Ordner „/Fotos“ für alle freigibt</text:p>
        </text:list-item>
      </text:list>
      <text:p text:style-name="P23"/>
      <text:p text:style-name="P23">/LF130/ Übertragung via App</text:p>
      <text:list xml:id="list1307041078619536643" text:style-name="L17">
        <text:list-item>
          <text:p text:style-name="P25">Die Android App kann die Fotos vom Raspberry Pi in den Speicher des Android-Geräts verschieben</text:p>
        </text:list-item>
      </text:list>
      <text:p text:style-name="P23"/>
      <text:p text:style-name="P23">3.3 Steuerung über App</text:p>
      <text:p text:style-name="P23">Zusätzlich zur Systemsteuerung sollen noch weitere Funktionen der Software über die Android App gesteuert werden.</text:p>
      <text:p text:style-name="P23"/>
      <text:p text:style-name="P23">/LF140/ Farbe der Augen ändern</text:p>
      <text:list xml:id="list1562483378118262207" text:style-name="L18">
        <text:list-item>
          <text:p text:style-name="P26">Über die App soll die Farbe der Augen verändert werden können, dazu sollen Buttons mit den möglichen Farben zur Verfügung stehen</text:p>
        </text:list-item>
      </text:list>
      <text:p text:style-name="P23"/>
      <text:p text:style-name="P23">/LF150/ Töne wiedergeben</text:p>
      <text:list xml:id="list4050070639853352762" text:style-name="L20">
        <text:list-item>
          <text:p text:style-name="P27">Über Buttons in der App ist es möglich verschiedene auf den Typ des Stofftiers angepasste Töne wiederzugeb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töger</meta:initial-creator>
    <meta:creation-date>2015-02-18T17:55:31.273173305</meta:creation-date>
    <dc:date>2015-02-18T19:27:42.627701539</dc:date>
    <dc:creator>Michael Stöger</dc:creator>
    <meta:editing-duration>PT14M</meta:editing-duration>
    <meta:editing-cycles>1</meta:editing-cycles>
    <meta:document-statistic meta:table-count="0" meta:image-count="0" meta:object-count="0" meta:page-count="2" meta:paragraph-count="55" meta:word-count="420" meta:character-count="2610" meta:non-whitespace-character-count="2271"/>
    <meta:generator>LibreOffice/4.3.3.2$Linux_X86_64 LibreOffice_project/430m0$Build-2</meta:generator>
  </office:meta>
</office:document-meta>
</file>